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7.773cm"/>
    </style:style>
    <style:style style:name="co7" style:family="table-column">
      <style:table-column-properties fo:break-before="auto" style:column-width="7.387cm"/>
    </style:style>
    <style:style style:name="co8" style:family="table-column">
      <style:table-column-properties fo:break-before="auto" style:column-width="2.258cm"/>
    </style:style>
    <style:style style:name="ro5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6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6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6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6" table:visibility="filter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6" table:visibility="filter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6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6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6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6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6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packt aus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/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6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6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7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6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7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6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6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7" table:visibility="filter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6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6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6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6" table:visibility="filter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6" table:visibility="filter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6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6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6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6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6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6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6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6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7" table:visibility="filter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7" table:visibility="filter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7" table:visibility="filter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6" table:visibility="filter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6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6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6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6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6" table:visibility="filter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6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6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6" table:visibility="filter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6" table:visibility="filter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6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6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6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6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7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7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7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6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6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6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6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6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6" table:visibility="filter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6" table:visibility="filter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6" table:visibility="filter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6" table:visibility="filter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6" table:visibility="filter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6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6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6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6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6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6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6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6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7" table:visibility="filter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7" table:visibility="filter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6" table:visibility="filter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6" table:visibility="filter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7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7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7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7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7" table:visibility="filter">
          <table:table-cell office:value-type="string" calcext:value-type="string">
            <text:p>Raphael</text:p>
          </table:table-cell>
          <table:table-cell/>
          <table:table-cell office:value-type="string" calcext:value-type="string">
            <text:p>Homer und der Revolver</text:p>
          </table:table-cell>
        </table:table-row>
        <table:table-row table:style-name="ro7" table:visibility="filter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6" table:visibility="filter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6" table:visibility="filter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6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6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6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6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6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6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6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6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6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6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6" table:visibility="filter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6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6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6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6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6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6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6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6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6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6" table:visibility="filter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5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5" table:visibility="filter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5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5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5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5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4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5" table:number-rows-repeated="1048072">
          <table:table-cell table:number-columns-repeated="3"/>
        </table:table-row>
        <table:table-row table:style-name="ro5" table:visibility="filter">
          <table:table-cell table:number-columns-repeated="3"/>
        </table:table-row>
        <table:table-row table:style-name="ro5">
          <table:table-cell table:number-columns-repeated="3"/>
        </table:table-row>
        <table:table-row table:style-name="ro5" table:visibility="filter">
          <table:table-cell table:number-columns-repeated="3"/>
        </table:table-row>
        <table:table-row table:style-name="ro5">
          <table:table-cell table:number-columns-repeated="3"/>
        </table:table-row>
        <table:table-row table:style-name="ro5" table:visibility="filter">
          <table:table-cell table:number-columns-repeated="3"/>
        </table:table-row>
        <table:table-row table:style-name="ro5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5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5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5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5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5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5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5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5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5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5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5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5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5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5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5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5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5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5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5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5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5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5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5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5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5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5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5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5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5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5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5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5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5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5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5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4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4">
          <table:table-cell office:value-type="string" calcext:value-type="string">
            <text:p>Maggie mahlt mit rechts</text:p>
          </table:table-cell>
          <table:table-cell office:value-type="string" calcext:value-type="string">
            <text:p>Silly Simpsony</text:p>
          </table:table-cell>
        </table:table-row>
      </table:table>
      <table:named-expressions/>
      <table:database-ranges>
        <table:database-range table:name="__Anonymous_Sheet_DB__0" table:target-range-address="Schreibhand.A1:Schreibhand.C496" table:display-filter-buttons="true">
          <table:filter>
            <table:filter-or>
              <table:filter-condition table:field-number="0" table:value="Skinner" table:operator="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9">00.00.0000</text:date>, <text:time style:data-style-name="N2" text:time-value="10:29:34.10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Windows_x86 LibreOffice_project/3fd416d4c6db7d3204c17ce57a1d70f6e531ee21</meta:generator>
    <meta:creation-date>2006-09-16T14:57:30</meta:creation-date>
    <dc:creator>Markus Flingelli</dc:creator>
    <dc:date>2014-10-19T10:32:43.677000000</dc:date>
    <meta:editing-cycles>270</meta:editing-cycles>
    <meta:editing-duration>PT14H23M25S</meta:editing-duration>
    <meta:document-statistic meta:table-count="2" meta:cell-count="1162" meta:object-count="0"/>
    <meta:user-defined meta:name="Info 1"/>
    <meta:user-defined meta:name="Info 2"/>
    <meta:user-defined meta:name="Info 3"/>
    <meta:user-defined meta:name="Info 4"/>
  </office:meta>
</office:document-meta>
</file>